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officeooo:paragraph-rsid="001d4d5a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d4d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://slides.com/pavell/graphql-query" text:style-name="Internet_20_link" text:visited-style-name="Visited_20_Internet_20_Link">http://slides.com/pavell/graphql-query</text:a></text:p>
      <text:p text:style-name="P1">nodemon index.js</text:p>
      <text:p text:style-name="P1">node server.js</text:p>
      <text:p text:style-name="P1"/>
      <text:p text:style-name="P1"><text:span text:style-name="T1">1. Introduction. </text:span></text:p>
      <text:p text:style-name="P1"><text:tab/>I've prepared a short review of GraphQL</text:p>
      <text:p text:style-name="P1"><text:tab/>Will tell about key features, compare</text:p>
      <text:p text:style-name="P1"><text:tab/>Show a sample app</text:p>
      <text:p text:style-name="P1"><text:tab/>Let's go</text:p>
      <text:p text:style-name="P1"/>
      <text:p text:style-name="P1"/>
      <text:p text:style-name="P1"><text:span text:style-name="T1">2. What is GraphQL?</text:span></text:p>
      <text:p text:style-name="P1"><text:tab/>- query language</text:p>
      <text:p text:style-name="P1"><text:tab/>- client-server</text:p>
      <text:p text:style-name="P1"><text:tab/>- fetch data</text:p>
      <text:p text:style-name="P1"><text:tab/>- developed by Facebook</text:p>
      <text:p text:style-name="P1"><text:tab/>don't know what it has with graphs...<text:tab/></text:p>
      <text:p text:style-name="P1"/>
      <text:p text:style-name="P1"/>
      <text:p text:style-name="P1"><text:span text:style-name="T1">3. Examples "social network"</text:span></text:p>
      <text:p text:style-name="P1"><text:tab/>SLIDE "First example" - Explain all the parts of the query</text:p>
      <text:p text:style-name="P1"><text:tab/>SLIDE "User" - response cintains what we've asked for</text:p>
      <text:p text:style-name="P1"><text:tab/>SLIDE "User with friend ids"- still a usual thing</text:p>
      <text:p text:style-name="P1"><text:tab/>SLIDE "User with friends data" - that's a thing!</text:p>
      <text:p text:style-name="P1"/>
      <text:p text:style-name="P1"/>
      <text:p text:style-name="P1"><text:span text:style-name="T1">4. Explain parts</text:span></text:p>
      <text:p text:style-name="P1"><text:tab/>- Client</text:p>
      <text:p text:style-name="P1"><text:tab/>- Server with single graphql endpoint</text:p>
      <text:p text:style-name="P1"><text:tab/>- Schema - data structure : types + "Resolve" functions</text:p>
      <text:p text:style-name="P1"/>
      <text:p text:style-name="P1"><text:tab/>SLIDE - Schema</text:p>
      <text:p text:style-name="P1"/>
      <text:p text:style-name="P1"/>
      <text:p text:style-name="P1"><text:span text:style-name="T1">5. SLIDES - "How graphql works"</text:span></text:p>
      <text:p text:style-name="P1"><text:tab/>A few words about mutations</text:p>
      <text:p text:style-name="P1"/>
      <text:p text:style-name="P1"><text:tab/>Any transport - http or whatever</text:p>
      <text:p text:style-name="P1"><text:tab/>Any client, server - implementations (nodejs, java, ...)</text:p>
      <text:p text:style-name="P1"><text:tab/>Any response-format - json, xml, whatever...</text:p>
      <text:p text:style-name="P1"><text:tab/>Any data storage</text:p>
      <text:p text:style-name="P1"/>
      <text:p text:style-name="P1"/>
      <text:p text:style-name="P1"/>
      <text:p text:style-name="P1"/>
      <text:p text:style-name="P1"><text:span text:style-name="T1">6. Now I will describe the key features of GraphQL</text:span></text:p>
      <text:p text:style-name="P1"><text:tab/>SLIDES - "Features"</text:p>
      <text:p text:style-name="P1"><text:soft-page-break/><text:tab/>...introspective</text:p>
      <text:p text:style-name="P1"/>
      <text:p text:style-name="P1"/>
      <text:p text:style-name="P1"><text:span text:style-name="T1">7. SLIDE "GraphQL vs REST". </text:span></text:p>
      <text:p text:style-name="P1"><text:tab/>traditionally rest is used</text:p>
      <text:p text:style-name="P1"/>
      <text:p text:style-name="P1"><text:tab/>SLIDE "GraphQL vs REST approach"</text:p>
      <text:p text:style-name="P1"><text:tab/>SLIDES "Comparison"</text:p>
      <text:p text:style-name="P1"/>
      <text:p text:style-name="P1"/>
      <text:p text:style-name="P1"><text:span text:style-name="T1">8. The sample app</text:span> - messenger, where people write and read short messages</text:p>
      <text:p text:style-name="P1"/>
      <text:p text:style-name="P1"><text:tab/>Show the app</text:p>
      <text:p text:style-name="P1"><text:tab/><text:tab/>has user list</text:p>
      <text:p text:style-name="P1"><text:tab/><text:tab/>has user page - data, follows</text:p>
      <text:p text:style-name="P1"><text:tab/><text:tab/>has user feed - what he reads</text:p>
      <text:p text:style-name="P1"/>
      <text:p text:style-name="P1"><text:tab/>Backend</text:p>
      <text:p text:style-name="P1"><text:tab/>- data.json - users, follows, contacts, messages</text:p>
      <text:p text:style-name="P1"><text:tab/>- data service</text:p>
      <text:p text:style-name="P1"><text:tab/></text:p>
      <text:p text:style-name="P1"><text:tab/>- schema</text:p>
      <text:p text:style-name="P1"><text:tab/>- message type</text:p>
      <text:p text:style-name="P1"><text:tab/>- user type</text:p>
      <text:p text:style-name="P1"><text:tab/>- query</text:p>
      <text:p text:style-name="P1"><text:tab/>- index.js</text:p>
      <text:p text:style-name="P1"/>
      <text:p text:style-name="P1"><text:tab/>Graphiql</text:p>
      <text:p text:style-name="P1"/>
      <text:p text:style-name="P1"><text:tab/>Frontend<text:bookmark text:name="_GoBack"/></text:p>
      <text:p text:style-name="P1"><text:tab/>- backend-api.service</text:p>
      <text:p text:style-name="P1"><text:tab/>- user list page</text:p>
      <text:p text:style-name="P1"><text:tab/>- user page - reading</text:p>
      <text:p text:style-name="P1"><text:tab/>- feed page</text:p>
      <text:p text:style-name="P1"/>
      <text:p text:style-name="P1"/>
      <text:p text:style-name="P1"><text:tab/>- <text:span text:style-name="T2">mutations (schema, mutation type, input types)</text:span></text:p>
      <text:p text:style-name="P2"/>
      <text:p text:style-name="P1"><text:tab/>show: feed page, add author</text:p>
      <text:p text:style-name="P1"/>
      <text:p text:style-name="P1"/>
      <text:p text:style-name="P1"><text:span text:style-name="T1">9. SLIDE There is a lot of stuf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el Liubinski</meta:initial-creator>
    <meta:editing-cycles>6</meta:editing-cycles>
    <meta:print-date>2016-06-30T17:35:00</meta:print-date>
    <meta:creation-date>2016-06-19T16:06:00</meta:creation-date>
    <dc:date>2017-07-06T21:21:51.739334547</dc:date>
    <meta:editing-duration>PT22M14S</meta:editing-duration>
    <meta:generator>LibreOffice/5.1.6.2$Linux_X86_64 LibreOffice_project/10m0$Build-2</meta:generator>
    <meta:document-statistic meta:table-count="0" meta:image-count="0" meta:object-count="0" meta:page-count="2" meta:paragraph-count="60" meta:word-count="270" meta:character-count="1589" meta:non-whitespace-character-count="132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